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E7A4BEA922.png" manifest:media-type="image/png"/>
  <manifest:file-entry manifest:full-path="Pictures/10000000000000E7000000E796224BE8.png" manifest:media-type="image/png"/>
  <manifest:file-entry manifest:full-path="Pictures/100000000000009E000000E7FA651BCE.png" manifest:media-type="image/png"/>
  <manifest:file-entry manifest:full-path="Pictures/100000000000009E000000E764563D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606cm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3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12.848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 draw:shadow-offset-x="0.203cm" draw:shadow-offset-y="0.203cm"/>
    </style:style>
    <style:style style:name="gr10" style:family="graphic" style:parent-style-name="standard">
      <style:graphic-properties svg:stroke-width="0.053cm" svg:stroke-color="#111111" draw:marker-start-width="0.279cm" draw:marker-end-width="0.279cm" draw:opacity="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2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29cm"/>
    </style:style>
    <style:style style:name="gr16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 draw:shadow-offset-x="0.203cm" draw:shadow-offset-y="0.203cm"/>
    </style:style>
    <style:style style:name="gr17" style:family="graphic" style:parent-style-name="standard">
      <style:graphic-properties svg:stroke-width="0.051cm" svg:stroke-color="#000000" draw:marker-start-width="0.357cm" draw:marker-end-width="0.357cm" draw:fill="solid" draw:fill-color="#ffffff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18" style:family="graphic" style:parent-style-name="standard">
      <style:graphic-properties svg:stroke-width="0.051cm" svg:stroke-color="#000000" draw:marker-start-width="0.203cm" draw:marker-end-width="0.203cm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19" style:family="graphic" style:parent-style-name="standard">
      <style:graphic-properties svg:stroke-width="0.051cm" svg:stroke-color="#000000" draw:marker-start-width="0.203cm" draw:marker-end-width="0.203cm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49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fill="none" draw:textarea-vertical-align="middle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6.656cm" svg:y1="8.982cm" svg:x2="10.35cm" svg:y2="8.982cm">
          <text:p/>
        </draw:line>
        <draw:line draw:style-name="gr2" draw:text-style-name="P1" draw:layer="layout" svg:x1="2.915cm" svg:y1="6.761cm" svg:x2="2.887cm" svg:y2="9.749cm">
          <text:p/>
        </draw:line>
        <draw:frame draw:style-name="gr3" draw:text-style-name="P3" draw:layer="layout" svg:width="4.147cm" svg:height="1.361cm" svg:x="14.806cm" svg:y="0.118cm">
          <draw:text-box>
            <text:p text:style-name="P2"><text:span text:style-name="T1">Raw Gene </text:span></text:p>
            <text:p text:style-name="P2"><text:span text:style-name="T1">Expression Data</text:span></text:p>
          </draw:text-box>
        </draw:frame>
        <draw:line draw:style-name="gr4" draw:text-style-name="P1" draw:layer="layout" svg:x1="6.075cm" svg:y1="3.818cm" svg:x2="7.786cm" svg:y2="3.817cm">
          <text:p/>
        </draw:line>
        <draw:frame draw:style-name="gr5" draw:text-style-name="P3" draw:layer="layout" svg:width="4.985cm" svg:height="1.361cm" svg:x="0.414cm" svg:y="0.032cm">
          <draw:text-box>
            <text:p text:style-name="P2"><text:span text:style-name="T1">Overall </text:span></text:p>
            <text:p text:style-name="P2"><text:span text:style-name="T1">Variance-covariance</text:span></text:p>
          </draw:text-box>
        </draw:frame>
        <draw:frame draw:style-name="gr6" draw:text-style-name="P3" draw:layer="layout" svg:width="3.982cm" svg:height="1.361cm" svg:x="8.324cm" svg:y="0.066cm">
          <draw:text-box>
            <text:p text:style-name="P2"><text:span text:style-name="T1">Batch corrected</text:span></text:p>
            <text:p text:style-name="P2"><text:span text:style-name="T1">Expression</text:span></text:p>
          </draw:text-box>
        </draw:frame>
        <draw:frame draw:style-name="gr7" draw:text-style-name="P5" draw:layer="layout" svg:width="13.348cm" svg:height="0.851cm" svg:x="1.298cm" svg:y="10.072cm">
          <draw:text-box>
            <text:p text:style-name="P4"><text:span text:style-name="T1">Overall Eigendecomposition</text:span></text:p>
          </draw:text-box>
        </draw:frame>
        <draw:custom-shape draw:style-name="gr8" draw:text-style-name="P1" draw:layer="layout" svg:width="3.182cm" svg:height="3.123cm" svg:x="0.722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0.711cm" svg:y1="11.911cm" svg:x2="3.868cm" svg:y2="15.013cm">
          <text:p/>
        </draw:line>
        <draw:custom-shape draw:style-name="gr10" draw:text-style-name="P1" draw:layer="layout" svg:width="8.52cm" svg:height="4.309cm" svg:x="0.152cm" svg:y="11.056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.176cm" svg:height="4.643cm" svg:x="15.354cm" svg:y="1.458cm">
          <draw:image xlink:href="Pictures/100000000000009E000000E764563D1F.png" xlink:type="simple" xlink:show="embed" xlink:actuate="onLoad">
            <text:p/>
          </draw:image>
        </draw:frame>
        <draw:frame draw:style-name="gr11" draw:text-style-name="P1" draw:layer="layout" svg:width="3.176cm" svg:height="4.644cm" svg:x="8.754cm" svg:y="1.515cm">
          <draw:image xlink:href="Pictures/100000000000009E000000E7FA651BCE.png" xlink:type="simple" xlink:show="embed" xlink:actuate="onLoad">
            <text:p/>
          </draw:image>
        </draw:frame>
        <draw:frame draw:style-name="gr11" draw:text-style-name="P1" draw:layer="layout" svg:width="4.644cm" svg:height="4.644cm" svg:x="0.59cm" svg:y="1.475cm">
          <draw:image xlink:href="Pictures/10000000000000E7000000E796224BE8.png" xlink:type="simple" xlink:show="embed" xlink:actuate="onLoad">
            <text:p/>
          </draw:image>
        </draw:frame>
        <draw:custom-shape draw:style-name="gr12" draw:text-style-name="P7" draw:layer="layout" svg:width="2.622cm" svg:height="0.831cm" svg:x="5.624cm" svg:y="1.969cm">
          <text:p text:style-name="P6"><text:span text:style-name="T2">Covariance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7.912cm" svg:height="0.806cm" svg:x="13.16cm" svg:y="10.207cm">
          <draw:text-box>
            <text:p text:style-name="P4"><text:span text:style-name="T1">Covariate-dependent estimates</text:span></text:p>
          </draw:text-box>
        </draw:frame>
        <draw:frame draw:style-name="gr14" draw:text-style-name="P9" draw:layer="layout" svg:width="0.85cm" svg:height="0.962cm" svg:x="1.666cm" svg:y="11.032cm">
          <draw:text-box>
            <text:p text:style-name="P8"><text:span text:style-name="T3">D</text:span></text:p>
          </draw:text-box>
        </draw:frame>
        <draw:frame draw:style-name="gr15" draw:text-style-name="P9" draw:layer="layout" svg:width="0.882cm" svg:height="0.962cm" svg:x="5.962cm" svg:y="11.01cm">
          <draw:text-box>
            <text:p text:style-name="P8"><text:span text:style-name="T3">Q</text:span></text:p>
          </draw:text-box>
        </draw:frame>
        <draw:custom-shape draw:style-name="gr8" draw:text-style-name="P1" draw:layer="layout" svg:width="3.182cm" svg:height="3.123cm" svg:x="13.058cm" svg:y="11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13.045cm" svg:y1="11.967cm" svg:x2="16.202cm" svg:y2="15.069cm">
          <text:p/>
        </draw:line>
        <draw:custom-shape draw:style-name="gr10" draw:text-style-name="P1" draw:layer="layout" svg:width="8.52cm" svg:height="4.309cm" svg:x="12.488cm" svg:y="11.11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264cm" svg:height="0.962cm" svg:x="14.1cm" svg:y="11.088cm">
          <draw:text-box>
            <text:p text:style-name="P8"><text:span text:style-name="T3">D*</text:span></text:p>
          </draw:text-box>
        </draw:frame>
        <draw:frame draw:style-name="gr15" draw:text-style-name="P9" draw:layer="layout" svg:width="0.882cm" svg:height="0.962cm" svg:x="18.198cm" svg:y="11.066cm">
          <draw:text-box>
            <text:p text:style-name="P8"><text:span text:style-name="T3">Q</text:span></text:p>
          </draw:text-box>
        </draw:frame>
        <draw:line draw:style-name="gr4" draw:text-style-name="P1" draw:layer="layout" svg:x1="12.669cm" svg:y1="3.88cm" svg:x2="14.38cm" svg:y2="3.879cm">
          <text:p/>
        </draw:line>
        <draw:custom-shape draw:style-name="gr12" draw:text-style-name="P7" draw:layer="layout" svg:width="2.622cm" svg:height="0.831cm" svg:x="12.218cm" svg:y="2.031cm">
          <text:p text:style-name="P6"><text:span text:style-name="T2">Batch Dat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63cm" svg:y1="2.844cm" svg:x2="6.863cm" svg:y2="3.824cm">
          <text:p/>
        </draw:line>
        <draw:line draw:style-name="gr1" draw:text-style-name="P1" draw:layer="layout" svg:x1="13.488cm" svg:y1="2.905cm" svg:x2="13.496cm" svg:y2="3.867cm">
          <text:p/>
        </draw:line>
        <draw:custom-shape draw:style-name="gr17" draw:text-style-name="P7" draw:layer="layout" svg:width="3.302cm" svg:height="1.601cm" svg:x="11.6cm" svg:y="8.222cm">
          <text:p text:style-name="P6"><text:span text:style-name="T2">Batch and</text:span></text:p>
          <text:p text:style-name="P6"><text:span text:style-name="T2">Covariate data</text:span></text:p>
          <text:p text:style-name="P6"><text:span text:style-name="T2">ML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5cm" svg:y1="13.225cm" svg:x2="10.349cm" svg:y2="6.365cm">
          <text:p/>
        </draw:line>
        <draw:g>
          <draw:custom-shape draw:style-name="gr18" draw:text-style-name="P1" draw:layer="layout" svg:width="0.29cm" svg:height="3.122cm" svg:x="5.348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5.056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4.76cm" svg:y="13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4.76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5.056cm" svg:y="12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0.672cm" svg:x="5.364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1.174cm" svg:x="5.364cm" svg:y="13.8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5.056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4.76cm" svg:y="13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4.76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2.017cm" svg:x="5.066cm" svg:y="12.9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9cm" svg:height="3.122cm" svg:x="6.226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5.934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5.638cm" svg:y="13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5.638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5.934cm" svg:y="12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1.43cm" svg:x="6.242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0.67cm" svg:x="6.242cm" svg:y="14.3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5.934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5.638cm" svg:y="13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1.863cm" svg:x="5.944cm" svg:y="13.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22cm" svg:x="7.11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22cm" svg:x="6.816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6.522cm" svg:y="13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639cm" svg:x="6.522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6.818cm" svg:y="12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0.82cm" svg:x="7.126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1.142cm" svg:x="7.126cm" svg:y="1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22cm" svg:x="6.816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6cm" svg:height="2.627cm" svg:x="6.828cm" svg:y="12.3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9cm" svg:height="3.122cm" svg:x="7.98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7.688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7.392cm" svg:y="13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7.688cm" svg:y="12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1.188cm" svg:x="7.996cm" svg:y="11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1.174cm" svg:x="7.996cm" svg:y="13.8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7.688cm" svg:y="11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19cm" svg:x="7.392cm" svg:y="11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622cm" svg:x="7.392cm" svg:y="1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2.017cm" svg:x="7.698cm" svg:y="12.9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1" draw:layer="layout" svg:width="0.29cm" svg:height="3.122cm" svg:x="17.518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17.226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16.93cm" svg:y="13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16.93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17.226cm" svg:y="13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0.672cm" svg:x="17.534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1.174cm" svg:x="17.534cm" svg:y="13.8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17.226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16.93cm" svg:y="13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16.93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2.017cm" svg:x="17.236cm" svg:y="1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9cm" svg:height="3.122cm" svg:x="18.396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18.104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17.808cm" svg:y="13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17.808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18.104cm" svg:y="13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1.43cm" svg:x="18.412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0.67cm" svg:x="18.412cm" svg:y="14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18.104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17.808cm" svg:y="13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1.863cm" svg:x="18.114cm" svg:y="13.2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22cm" svg:x="19.28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22cm" svg:x="18.986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18.692cm" svg:y="13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639cm" svg:x="18.692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18.988cm" svg:y="13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0.82cm" svg:x="19.296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1.142cm" svg:x="19.296cm" svg:y="13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22cm" svg:x="18.986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6cm" svg:height="2.627cm" svg:x="18.998cm" svg:y="12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9cm" svg:height="3.122cm" svg:x="20.15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19.858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1.974cm" svg:x="19.562cm" svg:y="13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2.017cm" svg:x="19.858cm" svg:y="13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1.188cm" svg:x="20.166cm" svg:y="11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66cm" svg:height="1.174cm" svg:x="20.166cm" svg:y="13.8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6cm" svg:height="3.122cm" svg:x="19.858cm" svg:y="11.9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288cm" svg:height="3.119cm" svg:x="19.562cm" svg:y="11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88cm" svg:height="1.622cm" svg:x="19.562cm" svg:y="12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278cm" svg:height="2.017cm" svg:x="19.868cm" svg:y="13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0" draw:text-style-name="P3" draw:layer="layout" svg:width="4.991cm" svg:height="1.361cm" svg:x="25.048cm" svg:y="0.611cm">
          <draw:text-box>
            <text:p text:style-name="P2"><text:span text:style-name="T1">Batch-corrected </text:span></text:p>
            <text:p text:style-name="P2"><text:span text:style-name="T1">Variance-covariance</text:span></text:p>
          </draw:text-box>
        </draw:frame>
        <draw:frame draw:style-name="gr11" draw:text-style-name="P1" draw:layer="layout" svg:width="4.644cm" svg:height="4.644cm" svg:x="25.126cm" svg:y="2.254cm">
          <draw:image xlink:href="Pictures/10000000000000E7000000E7A4BEA922.png" xlink:type="simple" xlink:show="embed" xlink:actuate="onLoad">
            <text:p/>
          </draw:image>
        </draw:frame>
        <draw:custom-shape draw:style-name="gr17" draw:text-style-name="P7" draw:layer="layout" svg:width="4.21cm" svg:height="0.831cm" svg:x="0.944cm" svg:y="7.542cm">
          <text:p text:style-name="P6"><text:span text:style-name="T2">Eigendecomposition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644cm" svg:height="4.644cm" svg:x="25.126cm" svg:y="8.354cm">
          <draw:image xlink:href="Pictures/10000000000000E7000000E7A4BEA922.png" xlink:type="simple" xlink:show="embed" xlink:actuate="onLoad">
            <text:p/>
          </draw:image>
        </draw:frame>
        <draw:line draw:style-name="gr1" draw:text-style-name="P1" draw:layer="layout" svg:x1="21.437cm" svg:y1="13.43cm" svg:x2="22.699cm" svg:y2="13.43cm">
          <text:p/>
        </draw:line>
        <draw:line draw:style-name="gr1" draw:text-style-name="P1" draw:layer="layout" svg:x1="22.699cm" svg:y1="13.43cm" svg:x2="22.769cm" svg:y2="4.42cm">
          <text:p/>
        </draw:line>
        <draw:custom-shape draw:style-name="gr17" draw:text-style-name="P7" draw:layer="layout" svg:width="2.762cm" svg:height="0.831cm" svg:x="21.448cm" svg:y="12.031cm">
          <text:p text:style-name="P6"><text:span text:style-name="T2">Fitted values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2.699cm" svg:y1="10.59cm" svg:x2="24.452cm" svg:y2="10.59cm">
          <text:p/>
        </draw:line>
        <draw:line draw:style-name="gr21" draw:text-style-name="P1" draw:layer="layout" svg:x1="22.775cm" svg:y1="4.39cm" svg:x2="24.528cm" svg:y2="4.39cm">
          <text:p/>
        </draw:line>
        <draw:line draw:style-name="gr22" draw:text-style-name="P1" draw:layer="layout" svg:x1="4.303cm" svg:y1="15.367cm" svg:x2="4.303cm" svg:y2="11.044cm">
          <text:p/>
        </draw:line>
        <draw:line draw:style-name="gr1" draw:text-style-name="P1" draw:layer="layout" svg:x1="10.33cm" svg:y1="13.209cm" svg:x2="8.823cm" svg:y2="13.209cm">
          <text:p/>
        </draw:line>
        <draw:line draw:style-name="gr21" draw:text-style-name="P1" draw:layer="layout" svg:x1="16.656cm" svg:y1="8.982cm" svg:x2="16.656cm" svg:y2="10.291cm">
          <text:p/>
        </draw:line>
        <draw:frame draw:style-name="gr23" draw:layer="layout" svg:width="2.521cm" svg:height="0.962cm" draw:transform="rotate (1.5707963267949) translate (18.95cm 4.902cm)">
          <draw:text-box>
            <text:p>START</text:p>
          </draw:text-box>
        </draw:fram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.102cm" svg:stroke-color="#000000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5.8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84cm" svg:x="1cm" svg:y="3.5cm"/>
      <draw:page-thumbnail draw:layer="backgroundobjects" svg:width="9.294cm" svg:height="4.84cm" svg:x="1cm" svg:y="11.548cm"/>
      <draw:page-thumbnail draw:layer="backgroundobjects" svg:width="9.294cm" svg:height="4.84cm" svg:x="1cm" svg:y="19.596cm"/>
      <draw:page-thumbnail draw:layer="backgroundobjects" svg:width="9.294cm" svg:height="4.84cm" svg:x="11.295cm" svg:y="3.5cm"/>
      <draw:page-thumbnail draw:layer="backgroundobjects" svg:width="9.294cm" svg:height="4.84cm" svg:x="11.295cm" svg:y="11.548cm"/>
      <draw:page-thumbnail draw:layer="backgroundobjects" svg:width="9.294cm" svg:height="4.84cm" svg:x="11.295cm" svg:y="19.596cm"/>
    </style:handout-master>
    <style:master-page style:name="Default" style:page-layout-name="PM1" draw:style-name="Mdp1">
      <draw:frame presentation:style-name="Default-title" draw:layer="backgroundobjects" svg:width="25.2cm" svg:height="3.506cm" svg:x="1.4cm" svg:y="0.836cm" presentation:class="title" presentation:placeholder="true">
        <draw:text-box/>
      </draw:frame>
      <draw:frame presentation:style-name="Default-outline1" draw:layer="backgroundobjects" svg:width="25.2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4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6cm" svg:height="1.448cm" svg:x="9.574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1:27:52.012539260</meta:creation-date>
    <dc:date>2017-02-27T13:58:02.063192298</dc:date>
    <meta:editing-duration>PT2H24M15S</meta:editing-duration>
    <meta:editing-cycles>19</meta:editing-cycles>
    <meta:generator>LibreOffice/4.2.8.2$Linux_X86_64 LibreOffice_project/420m0$Build-2</meta:generator>
    <meta:document-statistic meta:object-count="146"/>
  </office:meta>
</office:document-meta>
</file>